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dash" draw:stroke-dash="Ultrafine_20_2_20_Dots_20_3_20_Dashes" svg:stroke-width="0.053cm" svg:stroke-color="#666666" draw:marker-start-width="0.279cm" draw:marker-end-width="0.279cm" draw:fill="none" draw:textarea-horizontal-align="justify" draw:textarea-vertical-align="middle" draw:auto-grow-height="false" fo:min-height="18.304cm" fo:min-width="22.923cm" fo:padding-top="0.151cm" fo:padding-bottom="0.151cm" fo:padding-left="0.276cm" fo:padding-right="0.276cm"/>
    </style:style>
    <style:style style:name="gr2" style:family="graphic" style:parent-style-name="standard">
      <style:graphic-properties svg:stroke-color="#000000" draw:fill="none" draw:textarea-horizontal-align="justify" draw:textarea-vertical-align="middle" draw:auto-grow-height="false" fo:min-height="2.595cm" fo:min-width="3.364cm" fo:wrap-option="no-wrap"/>
    </style:style>
    <style:style style:name="gr3" style:family="graphic" style:parent-style-name="standard">
      <style:graphic-properties svg:stroke-color="#000000" draw:fill-color="#808080" draw:textarea-horizontal-align="justify" draw:textarea-vertical-align="middle" draw:auto-grow-height="false" fo:min-height="0.139cm" fo:min-width="0cm"/>
    </style:style>
    <style:style style:name="gr4" style:family="graphic" style:parent-style-name="standard">
      <style:graphic-properties svg:stroke-color="#000000" draw:fill-color="#808080" draw:textarea-horizontal-align="justify" draw:textarea-vertical-align="middle" draw:auto-grow-height="false" fo:min-height="0.14cm" fo:min-width="0cm"/>
    </style:style>
    <style:style style:name="gr5" style:family="graphic" style:parent-style-name="objectwithoutfill">
      <style:graphic-properties draw:fill="none" draw:textarea-vertical-align="middl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false" fo:min-height="0.463cm" fo:min-width="3.41cm"/>
    </style:style>
    <style:style style:name="gr8" style:family="graphic" style:parent-style-name="standard">
      <style:graphic-properties draw:stroke="dash" draw:stroke-dash="Ultrafine_20_2_20_Dots_20_3_20_Dashes" svg:stroke-width="0.053cm" svg:stroke-color="#999999" draw:marker-start-width="0.279cm" draw:marker-end-width="0.279cm" draw:fill="none" draw:fill-color="#729fcf" draw:opacity="100%" draw:textarea-horizontal-align="justify" draw:textarea-vertical-align="middle" draw:auto-grow-height="false" fo:min-height="6.745cm" fo:min-width="10.725cm" fo:padding-top="0.151cm" fo:padding-bottom="0.151cm" fo:padding-left="0.276cm" fo:padding-right="0.276cm"/>
    </style:style>
    <style:style style:name="gr9"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10" style:family="graphic" style:parent-style-name="standard">
      <style:graphic-properties svg:stroke-color="#000000" draw:fill="none" draw:textarea-horizontal-align="justify" draw:textarea-vertical-align="top" draw:auto-grow-height="false" fo:min-height="0.614cm" fo:min-width="0.267cm"/>
    </style:style>
    <style:style style:name="gr11" style:family="graphic" style:parent-style-name="standard">
      <style:graphic-properties svg:stroke-color="#000000" draw:fill="none" draw:textarea-horizontal-align="justify" draw:textarea-vertical-align="top" draw:auto-grow-height="false" fo:min-height="0.614cm" fo:min-width="0.268cm"/>
    </style:style>
    <style:style style:name="gr12" style:family="graphic" style:parent-style-name="standard">
      <style:graphic-properties svg:stroke-color="#000000" draw:fill-color="#000000" draw:textarea-horizontal-align="justify" draw:textarea-vertical-align="middle" draw:auto-grow-height="false" fo:min-height="0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463cm" fo:min-width="3.383cm"/>
    </style:style>
    <style:style style:name="gr14" style:family="graphic" style:parent-style-name="standard">
      <style:graphic-properties svg:stroke-color="#000000" draw:fill="none" draw:textarea-horizontal-align="justify" draw:textarea-vertical-align="top" draw:auto-grow-height="false" fo:min-height="3.24cm" fo:min-width="0.48cm"/>
    </style:style>
    <style:style style:name="gr15" style:family="graphic" style:parent-style-name="standard">
      <style:graphic-properties draw:stroke="none" svg:stroke-color="#000000" draw:fill="none" draw:fill-color="#ffffff" draw:textarea-horizontal-align="left" draw:auto-grow-height="true" draw:auto-grow-width="false" fo:min-height="0.899cm" fo:min-width="3.41cm"/>
    </style:style>
    <style:style style:name="gr16" style:family="graphic" style:parent-style-name="standard">
      <style:graphic-properties draw:stroke="dash" draw:stroke-dash="Ultrafine_20_2_20_Dots_20_3_20_Dashes" svg:stroke-width="0.053cm" svg:stroke-color="#999999" draw:marker-start-width="0.279cm" draw:marker-end-width="0.279cm" draw:fill="none" draw:fill-color="#729fcf" draw:opacity="100%" draw:textarea-horizontal-align="justify" draw:textarea-vertical-align="middle" draw:auto-grow-height="false" fo:min-height="7.55cm" fo:min-width="10.725cm" fo:padding-top="0.151cm" fo:padding-bottom="0.151cm" fo:padding-left="0.276cm" fo:padding-right="0.276cm" draw:shadow-color="#cccccc"/>
    </style:style>
    <style:style style:name="gr17" style:family="graphic" style:parent-style-name="standard">
      <style:graphic-properties svg:stroke-color="#000000" draw:fill="none" draw:textarea-horizontal-align="justify" draw:textarea-vertical-align="top" draw:auto-grow-height="false" fo:min-height="0.615cm" fo:min-width="0.267cm"/>
    </style:style>
    <style:style style:name="gr18" style:family="graphic" style:parent-style-name="standard">
      <style:graphic-properties svg:stroke-color="#000000" draw:fill="none" draw:textarea-horizontal-align="justify" draw:textarea-vertical-align="top" draw:auto-grow-height="false" fo:min-height="0.615cm" fo:min-width="0.268cm"/>
    </style:style>
    <style:style style:name="gr19" style:family="graphic" style:parent-style-name="standard">
      <style:graphic-properties draw:stroke="none" svg:stroke-color="#000000" draw:fill="none" draw:fill-color="#ffffff" draw:textarea-horizontal-align="left" draw:auto-grow-height="true" draw:auto-grow-width="true" fo:min-height="0.463cm" fo:min-width="2.154cm"/>
    </style:style>
    <style:style style:name="gr20" style:family="graphic" style:parent-style-name="standard">
      <style:graphic-properties svg:stroke-color="#000000" draw:fill="none" draw:textarea-horizontal-align="justify" draw:textarea-vertical-align="middle" draw:auto-grow-height="false" fo:min-height="1.337cm" fo:min-width="1.756cm"/>
    </style:style>
    <style:style style:name="gr21" style:family="graphic" style:parent-style-name="standard">
      <style:graphic-properties svg:stroke-color="#000000" draw:fill="none" draw:textarea-horizontal-align="justify" draw:textarea-vertical-align="middle" draw:auto-grow-height="false" fo:min-height="0.833cm" fo:min-width="1.726cm"/>
    </style:style>
    <style:style style:name="gr22" style:family="graphic" style:parent-style-name="standard">
      <style:graphic-properties draw:stroke="dash" draw:stroke-dash="Ultrafine_20_2_20_Dots_20_3_20_Dashes" svg:stroke-width="0.053cm" svg:stroke-color="#999999" draw:marker-start-width="0.279cm" draw:marker-end-width="0.279cm" draw:fill="none" draw:textarea-horizontal-align="justify" draw:textarea-vertical-align="middle" draw:auto-grow-height="false" fo:min-height="11.87cm" fo:min-width="14.609cm" fo:padding-top="0.151cm" fo:padding-bottom="0.151cm" fo:padding-left="0.276cm" fo:padding-right="0.276cm"/>
    </style:style>
    <style:style style:name="gr23" style:family="graphic" style:parent-style-name="standard">
      <style:graphic-properties draw:stroke="none" svg:stroke-color="#000000" draw:fill="none" draw:fill-color="#ffffff" draw:textarea-horizontal-align="left" draw:auto-grow-height="true" draw:auto-grow-width="false" fo:min-height="0.898cm" fo:min-width="3.41cm"/>
    </style:style>
    <style:style style:name="gr24" style:family="graphic" style:parent-style-name="standard">
      <style:graphic-properties draw:stroke="dash" draw:stroke-dash="Ultrafine_20_2_20_Dots_20_3_20_Dashes" svg:stroke-width="0.081cm" svg:stroke-color="#800080" draw:marker-start-width="0.321cm" draw:marker-end-width="0.321cm" draw:fill="none" draw:textarea-horizontal-align="justify" draw:textarea-vertical-align="middle" draw:auto-grow-height="false" fo:min-height="18.276cm" fo:min-width="22.895cm" fo:padding-top="0.165cm" fo:padding-bottom="0.165cm" fo:padding-left="0.29cm" fo:padding-right="0.29cm"/>
    </style:style>
    <style:style style:name="gr25" style:family="graphic" style:parent-style-name="standard">
      <style:graphic-properties draw:stroke="dash" draw:stroke-dash="Ultrafine_20_2_20_Dots_20_3_20_Dashes" svg:stroke-width="0.081cm" svg:stroke-color="#2a6099" draw:marker-start-width="0.321cm" draw:marker-end-width="0.321cm" draw:fill="none" draw:fill-color="#729fcf" draw:opacity="100%" draw:textarea-horizontal-align="justify" draw:textarea-vertical-align="middle" draw:auto-grow-height="false" fo:min-height="6.717cm" fo:min-width="10.696cm" fo:padding-top="0.165cm" fo:padding-bottom="0.165cm" fo:padding-left="0.29cm" fo:padding-right="0.29cm"/>
    </style:style>
    <style:style style:name="gr26" style:family="graphic" style:parent-style-name="standard">
      <style:graphic-properties draw:stroke="none" svg:stroke-color="#000000" draw:fill="none" draw:fill-color="#ffffff" draw:textarea-horizontal-align="left" draw:auto-grow-height="true" draw:auto-grow-width="true" fo:min-height="0.463cm" fo:min-width="3.384cm"/>
    </style:style>
    <style:style style:name="gr27" style:family="graphic" style:parent-style-name="standard">
      <style:graphic-properties draw:stroke="none" svg:stroke-color="#000000" draw:fill="none" draw:fill-color="#ffffff" draw:textarea-horizontal-align="left" draw:auto-grow-height="true" draw:auto-grow-width="false" fo:min-height="0.462cm" fo:min-width="3.41cm"/>
    </style:style>
    <style:style style:name="gr28" style:family="graphic" style:parent-style-name="standard">
      <style:graphic-properties draw:stroke="dash" draw:stroke-dash="Ultrafine_20_2_20_Dots_20_3_20_Dashes" svg:stroke-width="0.081cm" svg:stroke-color="#ff8000" draw:marker-start-width="0.321cm" draw:marker-end-width="0.321cm" draw:fill="none" draw:fill-color="#729fcf" draw:opacity="100%" draw:textarea-horizontal-align="justify" draw:textarea-vertical-align="middle" draw:auto-grow-height="false" fo:min-height="7.522cm" fo:min-width="10.696cm" fo:padding-top="0.165cm" fo:padding-bottom="0.165cm" fo:padding-left="0.29cm" fo:padding-right="0.29cm" draw:shadow-color="#cccccc"/>
    </style:style>
    <style:style style:name="gr29" style:family="graphic" style:parent-style-name="standard">
      <style:graphic-properties draw:stroke="none" svg:stroke-color="#000000" draw:fill="none" draw:fill-color="#ffffff" draw:textarea-horizontal-align="left" draw:auto-grow-height="true" draw:auto-grow-width="true" fo:min-height="0.462cm" fo:min-width="2.154cm"/>
    </style:style>
    <style:style style:name="gr30" style:family="graphic" style:parent-style-name="standard">
      <style:graphic-properties svg:stroke-color="#000000" draw:fill="none" draw:textarea-horizontal-align="justify" draw:textarea-vertical-align="middle" draw:auto-grow-height="false" fo:min-height="1.337cm" fo:min-width="1.755cm"/>
    </style:style>
    <style:style style:name="gr31" style:family="graphic" style:parent-style-name="standard">
      <style:graphic-properties svg:stroke-color="#000000" draw:fill="none" draw:textarea-horizontal-align="justify" draw:textarea-vertical-align="middle" draw:auto-grow-height="false" fo:min-height="0.834cm" fo:min-width="1.726cm"/>
    </style:style>
    <style:style style:name="gr32" style:family="graphic" style:parent-style-name="standard">
      <style:graphic-properties draw:stroke="dash" draw:stroke-dash="Ultrafine_20_2_20_Dots_20_3_20_Dashes" svg:stroke-width="0.081cm" svg:stroke-color="#00a933" draw:marker-start-width="0.321cm" draw:marker-end-width="0.321cm" draw:fill="none" draw:textarea-horizontal-align="justify" draw:textarea-vertical-align="middle" draw:auto-grow-height="false" fo:min-height="11.843cm" fo:min-width="14.581cm" fo:padding-top="0.165cm" fo:padding-bottom="0.165cm" fo:padding-left="0.29cm" fo:padding-right="0.29cm"/>
    </style:style>
    <style:style style:name="P1" style:family="paragraph">
      <loext:graphic-properties draw:fill="none"/>
      <style:paragraph-properties fo:text-align="center"/>
    </style:style>
    <style:style style:name="P2" style:family="paragraph">
      <loext:graphic-properties draw:fill-color="#808080"/>
      <style:paragraph-properties fo:text-align="center"/>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10pt" style:font-size-asian="10pt" style:font-size-complex="10pt"/>
    </style:style>
    <style:style style:name="P5" style:family="paragraph">
      <loext:graphic-properties draw:fill="none" draw:fill-color="#729fcf" draw:opacity="100%"/>
      <style:paragraph-properties fo:text-align="center"/>
    </style:style>
    <style:style style:name="P6" style:family="paragraph">
      <style:paragraph-properties fo:text-align="start"/>
    </style:style>
    <style:style style:name="P7" style:family="paragraph">
      <loext:graphic-properties draw:fill="none"/>
      <style:paragraph-properties fo:text-align="start"/>
      <style:text-properties fo:font-size="6pt" style:font-size-asian="4pt" style:font-size-complex="4pt"/>
    </style:style>
    <style:style style:name="P8" style:family="paragraph">
      <loext:graphic-properties draw:fill-color="#000000"/>
      <style:paragraph-properties fo:text-align="center"/>
    </style:style>
    <style:style style:name="P9" style:family="paragraph">
      <loext:graphic-properties draw:fill="none" draw:fill-color="#ffffff"/>
      <style:text-properties fo:font-size="10pt" style:font-size-asian="10pt" style:font-size-complex="10pt"/>
    </style:style>
    <style:style style:name="P10" style:family="paragraph">
      <loext:graphic-properties draw:fill="none"/>
      <style:paragraph-properties fo:text-align="start"/>
      <style:text-properties fo:font-size="4pt" style:font-size-asian="6pt" style:font-size-complex="6pt"/>
    </style:style>
    <style:style style:name="P11" style:family="paragraph">
      <loext:graphic-properties draw:fill="none"/>
      <style:paragraph-properties fo:text-align="center"/>
      <style:text-properties fo:font-size="12pt" style:font-size-asian="12pt" style:font-size-complex="12pt"/>
    </style:style>
    <style:style style:name="P12" style:family="paragraph">
      <loext:graphic-properties draw:fill="none"/>
      <style:paragraph-properties fo:text-align="center"/>
      <style:text-properties fo:font-size="12pt"/>
    </style:style>
    <style:style style:name="P13" style:family="paragraph">
      <style:paragraph-properties fo:text-align="center"/>
      <style:text-properties fo:font-size="11.1000003814697pt"/>
    </style:style>
    <style:style style:name="P14" style:family="paragraph">
      <loext:graphic-properties draw:fill="none" draw:fill-color="#ffffff"/>
      <style:paragraph-properties fo:text-align="center"/>
      <style:text-properties fo:font-size="11.1000003814697pt" style:font-size-asian="10pt" style:font-size-complex="10pt"/>
    </style:style>
    <style:style style:name="P15" style:family="paragraph">
      <loext:graphic-properties draw:fill="none" draw:fill-color="#ffffff"/>
      <style:paragraph-properties fo:text-align="center"/>
      <style:text-properties fo:color="#2a6099" fo:font-size="10pt" style:font-size-asian="10pt" style:font-size-complex="10pt"/>
    </style:style>
    <style:style style:name="P16" style:family="paragraph">
      <loext:graphic-properties draw:fill="none" draw:fill-color="#ffffff"/>
      <style:paragraph-properties fo:text-align="center"/>
      <style:text-properties fo:color="#ff8000" fo:font-size="10pt" style:font-size-asian="10pt" style:font-size-complex="10pt"/>
    </style:style>
    <style:style style:name="P17" style:family="paragraph">
      <loext:graphic-properties draw:fill="none" draw:fill-color="#ffffff"/>
      <style:paragraph-properties fo:text-align="center"/>
      <style:text-properties fo:color="#00a933" fo:font-size="11.1000003814697pt" style:font-size-asian="10pt" style:font-size-complex="10pt"/>
    </style:style>
    <style:style style:name="P18" style:family="paragraph">
      <loext:graphic-properties draw:fill="none" draw:fill-color="#ffffff"/>
      <style:paragraph-properties fo:text-align="center"/>
      <style:text-properties fo:color="#800080" fo:font-size="11.1000003814697pt" style:font-size-asian="10pt" style:font-size-complex="10pt"/>
    </style:style>
    <style:style style:name="T1" style:family="text">
      <style:text-properties fo:font-size="10pt" style:font-size-asian="10pt" style:font-size-complex="10pt"/>
    </style:style>
    <style:style style:name="T2" style:family="text">
      <style:text-properties fo:font-size="4pt" style:font-size-asian="4pt" style:font-size-complex="4pt"/>
    </style:style>
    <style:style style:name="T3" style:family="text">
      <style:text-properties fo:font-size="6pt" style:font-size-asian="6pt" style:font-size-complex="6pt"/>
    </style:style>
    <style:style style:name="T4" style:family="text">
      <style:text-properties fo:font-size="12pt" style:font-size-asian="12pt" style:font-size-complex="12pt"/>
    </style:style>
    <style:style style:name="T5" style:family="text">
      <style:text-properties fo:font-size="12pt"/>
    </style:style>
    <style:style style:name="T6" style:family="text">
      <style:text-properties fo:color="#2a6099" fo:font-size="10pt" style:font-size-asian="10pt" style:font-size-complex="10pt"/>
    </style:style>
    <style:style style:name="T7" style:family="text">
      <style:text-properties fo:color="#ff8000" fo:font-size="10pt" style:font-size-asian="10pt" style:font-size-complex="10pt"/>
    </style:style>
    <style:style style:name="T8" style:family="text">
      <style:text-properties fo:color="#00a933" fo:font-size="10pt" style:font-size-asian="10pt" style:font-size-complex="10pt"/>
    </style:style>
    <style:style style:name="T9" style:family="text">
      <style:text-properties fo:color="#80008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23.475cm" svg:height="18.606cm" svg:x="3.112cm" svg:y="1.044cm">
            <text:p/>
            <draw:enhanced-geometry svg:viewBox="0 0 21600 21600" draw:type="rectangle" draw:enhanced-path="M 0 0 L 21600 0 21600 21600 0 21600 0 0 Z N"/>
          </draw:custom-shape>
          <draw:g xml:id="id5" draw:id="id5">
            <draw:custom-shape draw:style-name="gr2" draw:text-style-name="P1" draw:layer="layout" svg:width="5.914cm" svg:height="4.386cm" svg:x="18.869cm" svg:y="7.4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xml:id="id1" draw:id="id1" draw:layer="layout" svg:width="0.469cm" svg:height="0.505cm" svg:x="20.145cm" svg:y="8.9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2" xml:id="id3" draw:id="id3" draw:layer="layout" svg:width="0.468cm" svg:height="0.505cm" svg:x="20.574cm" svg:y="10.04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2" xml:id="id2" draw:id="id2" draw:layer="layout" svg:width="0.468cm" svg:height="0.506cm" svg:x="21.432cm" svg:y="9.27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5" draw:text-style-name="P1" draw:layer="layout" draw:type="line" svg:x1="20.497cm" svg:y1="9.251cm" svg:x2="21.432cm" svg:y2="9.583cm" draw:start-shape="id1" draw:start-glue-point="8" draw:end-shape="id2" draw:end-glue-point="6" svg:d="M20497 9251l935 332" svg:viewBox="0 0 936 333">
              <text:p/>
            </draw:connector>
            <draw:connector draw:style-name="gr5" draw:text-style-name="P1" draw:layer="layout" draw:type="line" svg:x1="21.607cm" svg:y1="9.777cm" svg:x2="20.749cm" svg:y2="10.162cm" draw:start-shape="id2" draw:start-glue-point="7" draw:end-shape="id3" draw:end-glue-point="5" svg:d="M21607 9777l-858 385" svg:viewBox="0 0 859 386">
              <text:p/>
            </draw:connector>
          </draw:g>
          <draw:connector draw:style-name="gr6" draw:text-style-name="P1" draw:layer="layout" draw:line-skew="-0.548cm" svg:x1="13.778cm" svg:y1="5.642cm" svg:x2="18.869cm" svg:y2="9.642cm" draw:start-shape="id4" draw:start-glue-point="7" draw:end-shape="id5" draw:end-glue-point="3" svg:d="M13778 5642h1998v4000h3093" svg:viewBox="0 0 5092 4001">
            <text:p/>
          </draw:connector>
          <draw:connector draw:style-name="gr6" draw:text-style-name="P1" draw:layer="layout" svg:x1="12.686cm" svg:y1="14.072cm" svg:x2="18.869cm" svg:y2="9.642cm" draw:start-shape="id6" draw:start-glue-point="7" draw:end-shape="id5" draw:end-glue-point="3" svg:d="M12686 14072h3092v-4430h3091" svg:viewBox="0 0 6184 4431">
            <text:p/>
          </draw:connector>
          <draw:frame draw:style-name="gr7" draw:text-style-name="P4" draw:layer="layout" svg:width="4.192cm" svg:height="0.713cm" svg:x="19.73cm" svg:y="12.121cm">
            <draw:text-box>
              <text:p text:style-name="P3"><text:span text:style-name="T1">Kubernetes cluster</text:span></text:p>
            </draw:text-box>
          </draw:frame>
          <draw:g>
            <draw:custom-shape draw:style-name="gr8" draw:text-style-name="P5" draw:layer="layout" svg:width="11.277cm" svg:height="7.047cm" svg:x="3.741cm" svg:y="10.607cm">
              <text:p/>
              <draw:enhanced-geometry svg:viewBox="0 0 21600 21600" draw:type="rectangle" draw:enhanced-path="M 0 0 L 21600 0 21600 21600 0 21600 0 0 Z N"/>
            </draw:custom-shape>
            <draw:g>
              <draw:line draw:style-name="gr9" draw:text-style-name="P1" draw:layer="layout" svg:x1="9.636cm" svg:y1="13.906cm" svg:x2="10.494cm" svg:y2="13.906cm">
                <text:p/>
              </draw:line>
              <draw:line draw:style-name="gr9" draw:text-style-name="P1" draw:layer="layout" svg:x1="9.636cm" svg:y1="14.237cm" svg:x2="10.494cm" svg:y2="14.237cm">
                <text:p/>
              </draw:line>
            </draw:g>
            <draw:g>
              <draw:g>
                <draw:custom-shape draw:style-name="gr10" draw:text-style-name="P7" draw:layer="layout" svg:width="0.766cm" svg:height="1.075cm" svg:x="4.209cm" svg:y="11.987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7" draw:layer="layout" svg:width="0.766cm" svg:height="1.075cm" svg:x="4.209cm" svg:y="13.536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7" draw:layer="layout" svg:width="0.766cm" svg:height="1.075cm" svg:x="6.032cm" svg:y="11.987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7" draw:layer="layout" svg:width="0.766cm" svg:height="1.075cm" svg:x="6.032cm" svg:y="13.536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7" draw:layer="layout" svg:width="0.767cm" svg:height="1.075cm" svg:x="7.854cm" svg:y="11.987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7" draw:layer="layout" svg:width="0.767cm" svg:height="1.075cm" svg:x="7.854cm" svg:y="13.536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7" draw:layer="layout" svg:width="0.767cm" svg:height="1.075cm" svg:x="7.854cm" svg:y="15.082cm">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2" draw:text-style-name="P8" draw:layer="layout" svg:width="0.638cm" svg:height="0.658cm" svg:x="5.209cm" svg:y="13.677cm">
                  <text:p/>
                  <draw:enhanced-geometry svg:viewBox="0 0 21600 21600" draw:glue-points="10800 0 0 10800 10800 21600 21600 10800" draw:path-stretchpoint-x="10800" draw:path-stretchpoint-y="10800" draw:text-areas="?f1 ?f1 ?f2 ?f3" draw:type="cross" draw:modifiers="9109.5057034220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8" draw:layer="layout" svg:width="0.638cm" svg:height="0.658cm" svg:x="7.032cm" svg:y="13.677cm">
                  <text:p/>
                  <draw:enhanced-geometry svg:viewBox="0 0 21600 21600" draw:glue-points="10800 0 0 10800 10800 21600 21600 10800" draw:path-stretchpoint-x="10800" draw:path-stretchpoint-y="10800" draw:text-areas="?f1 ?f1 ?f2 ?f3" draw:type="cross" draw:modifiers="9109.5057034220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draw:frame draw:style-name="gr13" draw:text-style-name="P9" draw:layer="layout" svg:width="3.883cm" svg:height="0.713cm" svg:x="4.473cm" svg:y="11.013cm">
                <draw:text-box>
                  <text:p><text:span text:style-name="T1">Configuration layers</text:span></text:p>
                </draw:text-box>
              </draw:frame>
            </draw:g>
            <draw:custom-shape draw:style-name="gr14" draw:text-style-name="P10" xml:id="id6" draw:id="id6" draw:layer="layout" svg:width="0.979cm" svg:height="4.342cm" svg:x="11.707cm" svg:y="11.901cm">
              <text:p text:style-name="P6"><text:span text:style-name="T3"/></text:p>
              <text:p text:style-name="P6"><text:span text:style-name="T3">------</text:span></text:p>
              <text:p text:style-name="P6"><text:span text:style-name="T3">—</text:span></text:p>
              <text:p text:style-name="P6"><text:span text:style-name="T3">----</text:span></text:p>
              <text:p text:style-name="P6"><text:span text:style-name="T3"/></text:p>
              <text:p text:style-name="P6"><text:span text:style-name="T3">----</text:span></text:p>
              <text:p text:style-name="P6"><text:span text:style-name="T3">------</text:span></text:p>
              <text:p text:style-name="P6"><text:span text:style-name="T3">----</text:span></text:p>
              <text:p text:style-name="P6"><text:span text:style-name="T3"/></text:p>
              <text:p text:style-name="P6"><text:span text:style-name="T3"/></text:p>
              <text:p text:style-name="P6"><text:span text:style-name="T3">------</text:span></text:p>
              <text:p text:style-name="P6"><text:span text:style-name="T3">–</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5" draw:text-style-name="P4" draw:layer="layout" svg:width="2.871cm" svg:height="1.149cm" svg:x="10.76cm" svg:y="10.793cm">
              <draw:text-box>
                <text:p text:style-name="P3"><text:span text:style-name="T1">Configuration</text:span></text:p>
                <text:p text:style-name="P3"><text:span text:style-name="T1">to apply</text:span></text:p>
              </draw:text-box>
            </draw:frame>
            <draw:frame draw:style-name="gr7" draw:text-style-name="P4" draw:layer="layout" svg:width="2.329cm" svg:height="0.713cm" svg:x="8.215cm" svg:y="16.815cm">
              <draw:text-box>
                <text:p text:style-name="P3"><text:span text:style-name="T1">Kustomize</text:span></text:p>
              </draw:text-box>
            </draw:frame>
          </draw:g>
          <draw:g>
            <draw:custom-shape draw:style-name="gr16" draw:text-style-name="P5" draw:layer="layout" svg:width="11.277cm" svg:height="7.852cm" svg:x="3.741cm" svg:y="1.68cm">
              <text:p/>
              <draw:enhanced-geometry svg:viewBox="0 0 21600 21600" draw:type="rectangle" draw:enhanced-path="M 0 0 L 21600 0 21600 21600 0 21600 0 0 Z N"/>
            </draw:custom-shape>
            <draw:g xml:id="id8" draw:id="id8">
              <draw:g>
                <draw:custom-shape draw:style-name="gr17" draw:text-style-name="P7" draw:layer="layout" svg:width="0.766cm" svg:height="1.076cm" svg:x="4.74cm" svg:y="6.571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8" draw:text-style-name="P7" draw:layer="layout" svg:width="0.767cm" svg:height="1.076cm" svg:x="5.919cm" svg:y="6.571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8" draw:text-style-name="P7" draw:layer="layout" svg:width="0.767cm" svg:height="1.076cm" svg:x="7.098cm" svg:y="6.571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7" draw:text-style-name="P7" draw:layer="layout" svg:width="0.766cm" svg:height="1.076cm" svg:x="5.383cm" svg:y="8.008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8" draw:text-style-name="P7" draw:layer="layout" svg:width="0.767cm" svg:height="1.076cm" svg:x="6.562cm" svg:y="8.008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frame draw:style-name="gr19" draw:text-style-name="P9" draw:layer="layout" svg:width="2.654cm" svg:height="0.713cm" svg:x="4.975cm" svg:y="5.6cm">
                <draw:text-box>
                  <text:p><text:span text:style-name="T1">Source code</text:span></text:p>
                </draw:text-box>
              </draw:frame>
            </draw:g>
            <draw:custom-shape draw:style-name="gr20" draw:text-style-name="P11" xml:id="id7" draw:id="id7" draw:layer="layout" svg:width="2.255cm" svg:height="1.974cm" svg:x="5.175cm" svg:y="2.861cm">
              <text:p text:style-name="P3"><text:span text:style-name="T4">Dockerfil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1" draw:text-style-name="P12" xml:id="id4" draw:id="id4" draw:layer="layout" svg:width="2.468cm" svg:height="1.535cm" svg:x="11.31cm" svg:y="4.874cm">
              <text:p text:style-name="P3"><text:span text:style-name="T5">Imag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1" draw:layer="layout" svg:x1="7.43cm" svg:y1="3.848cm" svg:x2="11.31cm" svg:y2="5.642cm" draw:start-shape="id7" draw:start-glue-point="7" draw:end-shape="id4" draw:end-glue-point="5" svg:d="M7430 3848h1940v1794h1940" svg:viewBox="0 0 3881 1795">
              <text:p/>
            </draw:connector>
            <draw:connector draw:style-name="gr6" draw:text-style-name="P1" draw:layer="layout" svg:x1="7.865cm" svg:y1="7.342cm" svg:x2="11.31cm" svg:y2="5.642cm" draw:start-shape="id8" draw:start-glue-point="1" draw:end-shape="id4" draw:end-glue-point="5" svg:d="M7865 7342h1723v-1700h1722" svg:viewBox="0 0 3446 1701">
              <text:p/>
            </draw:connector>
            <draw:frame draw:style-name="gr7" draw:text-style-name="P4" draw:layer="layout" svg:width="1.739cm" svg:height="0.713cm" svg:x="8.51cm" svg:y="1.784cm">
              <draw:text-box>
                <text:p text:style-name="P3"><text:span text:style-name="T1">Builder</text:span></text:p>
              </draw:text-box>
            </draw:frame>
          </draw:g>
          <draw:custom-shape draw:style-name="gr22" draw:text-style-name="P1" draw:layer="layout" svg:width="15.161cm" svg:height="12.172cm" svg:x="10.629cm" svg:y="4.422cm">
            <text:p/>
            <draw:enhanced-geometry svg:viewBox="0 0 21600 21600" draw:type="rectangle" draw:enhanced-path="M 0 0 L 21600 0 21600 21600 0 21600 0 0 Z N"/>
          </draw:custom-shape>
          <draw:frame draw:style-name="gr15" draw:text-style-name="P4" draw:layer="layout" svg:width="3.427cm" svg:height="1.149cm" svg:x="17.115cm" svg:y="15.821cm">
            <draw:text-box>
              <text:p text:style-name="P3"><text:span text:style-name="T1">Kubernetes API</text:span></text:p>
            </draw:text-box>
          </draw:frame>
          <draw:frame draw:style-name="gr23" draw:text-style-name="P4" draw:layer="layout" svg:width="2.055cm" svg:height="1.148cm" svg:x="13.791cm" svg:y="18.807cm">
            <draw:text-box>
              <text:p text:style-name="P3"><text:span text:style-name="T1">Skaffold</text:span></text:p>
            </draw:text-box>
          </draw:frame>
        </draw:g>
      </draw:page>
      <draw:page draw:name="page2" draw:style-name="dp1" draw:master-page-name="Default">
        <draw:g>
          <draw:custom-shape draw:style-name="gr24" draw:text-style-name="P1" draw:layer="layout" svg:width="23.475cm" svg:height="18.606cm" svg:x="3.113cm" svg:y="1.045cm">
            <text:p/>
            <draw:enhanced-geometry svg:viewBox="0 0 21600 21600" draw:type="rectangle" draw:enhanced-path="M 0 0 L 21600 0 21600 21600 0 21600 0 0 Z N"/>
          </draw:custom-shape>
          <draw:g xml:id="id13" draw:id="id13">
            <draw:custom-shape draw:style-name="gr2" draw:text-style-name="P1" draw:layer="layout" svg:width="5.914cm" svg:height="4.386cm" svg:x="18.87cm" svg:y="7.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xml:id="id9" draw:id="id9" draw:layer="layout" svg:width="0.469cm" svg:height="0.505cm" svg:x="20.146cm" svg:y="8.94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2" xml:id="id11" draw:id="id11" draw:layer="layout" svg:width="0.468cm" svg:height="0.505cm" svg:x="20.575cm" svg:y="10.04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2" xml:id="id10" draw:id="id10" draw:layer="layout" svg:width="0.468cm" svg:height="0.505cm" svg:x="21.433cm" svg:y="9.27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5" draw:text-style-name="P1" draw:layer="layout" draw:type="line" svg:x1="20.498cm" svg:y1="9.252cm" svg:x2="21.433cm" svg:y2="9.584cm" draw:start-shape="id9" draw:start-glue-point="8" draw:end-shape="id10" draw:end-glue-point="6" svg:d="M20498 9252l935 332" svg:viewBox="0 0 936 333">
              <text:p/>
            </draw:connector>
            <draw:connector draw:style-name="gr5" draw:text-style-name="P1" draw:layer="layout" draw:type="line" svg:x1="21.608cm" svg:y1="9.778cm" svg:x2="20.75cm" svg:y2="10.163cm" draw:start-shape="id10" draw:start-glue-point="7" draw:end-shape="id11" draw:end-glue-point="5" svg:d="M21608 9778l-858 385" svg:viewBox="0 0 859 386">
              <text:p/>
            </draw:connector>
          </draw:g>
          <draw:connector draw:style-name="gr6" draw:text-style-name="P1" draw:layer="layout" draw:line-skew="-0.036cm" svg:x1="13.779cm" svg:y1="5.642cm" svg:x2="18.87cm" svg:y2="9.643cm" draw:start-shape="id12" draw:start-glue-point="7" draw:end-shape="id13" draw:end-glue-point="3" svg:d="M13779 5642h2510v4001h2581" svg:viewBox="0 0 5092 4002">
            <text:p/>
          </draw:connector>
          <draw:connector draw:style-name="gr6" draw:text-style-name="P1" draw:layer="layout" draw:line-skew="0.514cm" svg:x1="12.686cm" svg:y1="14.073cm" svg:x2="18.87cm" svg:y2="9.643cm" draw:start-shape="id14" draw:start-glue-point="7" draw:end-shape="id13" draw:end-glue-point="3" svg:d="M12686 14073h3606v-4430h2578" svg:viewBox="0 0 6185 4431">
            <text:p/>
          </draw:connector>
          <draw:frame draw:style-name="gr7" draw:text-style-name="P14" draw:layer="layout" svg:width="4.192cm" svg:height="0.713cm" svg:x="19.731cm" svg:y="12.122cm">
            <draw:text-box>
              <text:p text:style-name="P13"><text:span text:style-name="T1">Kubernetes cluster</text:span></text:p>
            </draw:text-box>
          </draw:frame>
          <draw:g>
            <draw:custom-shape draw:style-name="gr25" draw:text-style-name="P5" draw:layer="layout" svg:width="11.276cm" svg:height="7.047cm" svg:x="3.742cm" svg:y="10.607cm">
              <text:p/>
              <draw:enhanced-geometry svg:viewBox="0 0 21600 21600" draw:type="rectangle" draw:enhanced-path="M 0 0 L 21600 0 21600 21600 0 21600 0 0 Z N"/>
            </draw:custom-shape>
            <draw:g>
              <draw:line draw:style-name="gr9" draw:text-style-name="P1" draw:layer="layout" svg:x1="9.637cm" svg:y1="13.907cm" svg:x2="10.495cm" svg:y2="13.907cm">
                <text:p/>
              </draw:line>
              <draw:line draw:style-name="gr9" draw:text-style-name="P1" draw:layer="layout" svg:x1="9.637cm" svg:y1="14.238cm" svg:x2="10.495cm" svg:y2="14.238cm">
                <text:p/>
              </draw:line>
            </draw:g>
            <draw:g>
              <draw:g>
                <draw:custom-shape draw:style-name="gr10" draw:text-style-name="P7" draw:layer="layout" svg:width="0.766cm" svg:height="1.075cm" svg:x="4.21cm" svg:y="11.988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7" draw:text-style-name="P7" draw:layer="layout" svg:width="0.766cm" svg:height="1.076cm" svg:x="4.21cm" svg:y="13.536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7" draw:layer="layout" svg:width="0.767cm" svg:height="1.075cm" svg:x="6.032cm" svg:y="11.988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8" draw:text-style-name="P7" draw:layer="layout" svg:width="0.767cm" svg:height="1.076cm" svg:x="6.032cm" svg:y="13.536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7" draw:layer="layout" svg:width="0.767cm" svg:height="1.075cm" svg:x="7.855cm" svg:y="11.988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8" draw:text-style-name="P7" draw:layer="layout" svg:width="0.767cm" svg:height="1.076cm" svg:x="7.855cm" svg:y="13.536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7" draw:layer="layout" svg:width="0.767cm" svg:height="1.075cm" svg:x="7.855cm" svg:y="15.083cm">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2" draw:text-style-name="P8" draw:layer="layout" svg:width="0.638cm" svg:height="0.657cm" svg:x="5.21cm" svg:y="13.678cm">
                  <text:p/>
                  <draw:enhanced-geometry svg:viewBox="0 0 21600 21600" draw:glue-points="10800 0 0 10800 10800 21600 21600 10800" draw:path-stretchpoint-x="10800" draw:path-stretchpoint-y="10800" draw:text-areas="?f1 ?f1 ?f2 ?f3" draw:type="cross" draw:modifiers="9109.5057034220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8" draw:layer="layout" svg:width="0.638cm" svg:height="0.657cm" svg:x="7.033cm" svg:y="13.678cm">
                  <text:p/>
                  <draw:enhanced-geometry svg:viewBox="0 0 21600 21600" draw:glue-points="10800 0 0 10800 10800 21600 21600 10800" draw:path-stretchpoint-x="10800" draw:path-stretchpoint-y="10800" draw:text-areas="?f1 ?f1 ?f2 ?f3" draw:type="cross" draw:modifiers="9109.5057034220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draw:frame draw:style-name="gr26" draw:text-style-name="P9" draw:layer="layout" svg:width="3.884cm" svg:height="0.713cm" svg:x="4.473cm" svg:y="11.014cm">
                <draw:text-box>
                  <text:p><text:span text:style-name="T1">Configuration layers</text:span></text:p>
                </draw:text-box>
              </draw:frame>
            </draw:g>
            <draw:custom-shape draw:style-name="gr14" draw:text-style-name="P10" xml:id="id14" draw:id="id14" draw:layer="layout" svg:width="0.979cm" svg:height="4.342cm" svg:x="11.707cm" svg:y="11.902cm">
              <text:p text:style-name="P6"><text:span text:style-name="T3"/></text:p>
              <text:p text:style-name="P6"><text:span text:style-name="T3">------</text:span></text:p>
              <text:p text:style-name="P6"><text:span text:style-name="T3">—</text:span></text:p>
              <text:p text:style-name="P6"><text:span text:style-name="T3">----</text:span></text:p>
              <text:p text:style-name="P6"><text:span text:style-name="T3"/></text:p>
              <text:p text:style-name="P6"><text:span text:style-name="T3">----</text:span></text:p>
              <text:p text:style-name="P6"><text:span text:style-name="T3">------</text:span></text:p>
              <text:p text:style-name="P6"><text:span text:style-name="T3">----</text:span></text:p>
              <text:p text:style-name="P6"><text:span text:style-name="T3"/></text:p>
              <text:p text:style-name="P6"><text:span text:style-name="T3"/></text:p>
              <text:p text:style-name="P6"><text:span text:style-name="T3">------</text:span></text:p>
              <text:p text:style-name="P6"><text:span text:style-name="T3">–</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3" draw:text-style-name="P4" draw:layer="layout" svg:width="2.871cm" svg:height="1.148cm" svg:x="10.761cm" svg:y="10.794cm">
              <draw:text-box>
                <text:p text:style-name="P3"><text:span text:style-name="T1">Configuration</text:span></text:p>
                <text:p text:style-name="P3"><text:span text:style-name="T1">to apply</text:span></text:p>
              </draw:text-box>
            </draw:frame>
            <draw:frame draw:style-name="gr27" draw:text-style-name="P15" draw:layer="layout" svg:width="2.33cm" svg:height="0.712cm" svg:x="8.215cm" svg:y="16.816cm">
              <draw:text-box>
                <text:p text:style-name="P3"><text:span text:style-name="T6">Kustomize</text:span></text:p>
              </draw:text-box>
            </draw:frame>
          </draw:g>
          <draw:g>
            <draw:custom-shape draw:style-name="gr28" draw:text-style-name="P5" draw:layer="layout" svg:width="11.276cm" svg:height="7.852cm" svg:x="3.742cm" svg:y="1.681cm">
              <text:p/>
              <draw:enhanced-geometry svg:viewBox="0 0 21600 21600" draw:type="rectangle" draw:enhanced-path="M 0 0 L 21600 0 21600 21600 0 21600 0 0 Z N"/>
            </draw:custom-shape>
            <draw:g xml:id="id16" draw:id="id16">
              <draw:g>
                <draw:custom-shape draw:style-name="gr18" draw:text-style-name="P7" draw:layer="layout" svg:width="0.767cm" svg:height="1.076cm" svg:x="4.74cm" svg:y="6.572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7" draw:text-style-name="P7" draw:layer="layout" svg:width="0.766cm" svg:height="1.076cm" svg:x="5.92cm" svg:y="6.572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8" draw:text-style-name="P7" draw:layer="layout" svg:width="0.767cm" svg:height="1.076cm" svg:x="7.099cm" svg:y="6.572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7" draw:layer="layout" svg:width="0.766cm" svg:height="1.075cm" svg:x="5.384cm" svg:y="8.009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7" draw:layer="layout" svg:width="0.767cm" svg:height="1.075cm" svg:x="6.563cm" svg:y="8.009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frame draw:style-name="gr29" draw:text-style-name="P9" draw:layer="layout" svg:width="2.654cm" svg:height="0.712cm" svg:x="4.976cm" svg:y="5.601cm">
                <draw:text-box>
                  <text:p><text:span text:style-name="T1">Source code</text:span></text:p>
                </draw:text-box>
              </draw:frame>
            </draw:g>
            <draw:custom-shape draw:style-name="gr30" draw:text-style-name="P11" xml:id="id15" draw:id="id15" draw:layer="layout" svg:width="2.254cm" svg:height="1.974cm" svg:x="5.176cm" svg:y="2.862cm">
              <text:p text:style-name="P3"><text:span text:style-name="T4">Dockerfil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1" draw:text-style-name="P12" xml:id="id12" draw:id="id12" draw:layer="layout" svg:width="2.468cm" svg:height="1.536cm" svg:x="11.311cm" svg:y="4.874cm">
              <text:p text:style-name="P3"><text:span text:style-name="T5">Imag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1" draw:layer="layout" svg:x1="7.43cm" svg:y1="3.849cm" svg:x2="11.311cm" svg:y2="5.642cm" draw:start-shape="id15" draw:start-glue-point="7" draw:end-shape="id12" draw:end-glue-point="5" svg:d="M7430 3849h1941v1793h1940" svg:viewBox="0 0 3882 1794">
              <text:p/>
            </draw:connector>
            <draw:connector draw:style-name="gr6" draw:text-style-name="P1" draw:layer="layout" svg:x1="7.866cm" svg:y1="7.342cm" svg:x2="11.311cm" svg:y2="5.642cm" draw:start-shape="id16" draw:start-glue-point="1" draw:end-shape="id12" draw:end-glue-point="5" svg:d="M7866 7342h1723v-1700h1722" svg:viewBox="0 0 3446 1701">
              <text:p/>
            </draw:connector>
            <draw:frame draw:style-name="gr7" draw:text-style-name="P16" draw:layer="layout" svg:width="1.738cm" svg:height="0.713cm" svg:x="8.511cm" svg:y="1.785cm">
              <draw:text-box>
                <text:p text:style-name="P3"><text:span text:style-name="T7">Builder</text:span></text:p>
              </draw:text-box>
            </draw:frame>
          </draw:g>
          <draw:custom-shape draw:style-name="gr32" draw:text-style-name="P1" draw:layer="layout" svg:width="15.161cm" svg:height="12.173cm" svg:x="10.63cm" svg:y="4.422cm">
            <text:p/>
            <draw:enhanced-geometry svg:viewBox="0 0 21600 21600" draw:type="rectangle" draw:enhanced-path="M 0 0 L 21600 0 21600 21600 0 21600 0 0 Z N"/>
          </draw:custom-shape>
          <draw:frame draw:style-name="gr23" draw:text-style-name="P17" draw:layer="layout" svg:width="3.427cm" svg:height="1.148cm" svg:x="17.116cm" svg:y="15.822cm">
            <draw:text-box>
              <text:p text:style-name="P13"><text:span text:style-name="T8">Kubernetes API</text:span></text:p>
            </draw:text-box>
          </draw:frame>
          <draw:frame draw:style-name="gr23" draw:text-style-name="P18" draw:layer="layout" svg:width="2.055cm" svg:height="1.148cm" svg:x="13.792cm" svg:y="18.808cm">
            <draw:text-box>
              <text:p text:style-name="P13"><text:span text:style-name="T9">Skaffold</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13T12:09:26.598730737</meta:creation-date>
    <dc:date>2020-01-24T16:17:02.168017101</dc:date>
    <meta:editing-duration>PT15M14S</meta:editing-duration>
    <meta:editing-cycles>4</meta:editing-cycles>
    <meta:generator>LibreOffice/6.1.5.2$MacOSX_X86_64 LibreOffice_project/90f8dcf33c87b3705e78202e3df5142b201bd805</meta:generator>
    <meta:document-statistic meta:object-count="100"/>
  </office:meta>
</office:document-meta>
</file>